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cm" svg:height="0.704cm" svg:x="1.3cm" svg:y="3.29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97cm" svg:height="0.721cm" svg:x="2.528cm" svg:y="3.288cm">
          <draw:text-box>
            <text:p text:style-name="P2"><text:span text:style-name="T1">==</text:span></text:p>
          </draw:text-box>
        </draw:frame>
        <draw:custom-shape draw:style-name="gr1" draw:text-style-name="P1" draw:layer="layout" svg:width="3.404cm" svg:height="1.176cm" svg:x="1.3cm" svg:y="1.8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9cm" svg:height="0.704cm" svg:x="3.458cm" svg:y="3.2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29cm" svg:height="0.806cm" svg:x="1.942cm" svg:y="1cm">
          <draw:text-box>
            <text:p text:style-name="P3"><text:span text:style-name="T2">Listing</text:span></text:p>
          </draw:text-box>
        </draw:frame>
        <draw:frame draw:style-name="gr3" draw:text-style-name="P5" draw:layer="layout" svg:width="2.005cm" svg:height="0.721cm" svg:x="2.006cm" svg:y="4.172cm">
          <draw:text-box>
            <text:p text:style-name="P4"><text:span text:style-name="T3">Equa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2T21:35:40</meta:creation-date>
    <dc:date>2011-09-22T21:54:58</dc:date>
    <meta:editing-duration>PT4M7S</meta:editing-duration>
    <meta:editing-cycles>1</meta:editing-cycles>
    <meta:document-statistic meta:object-count="6"/>
    <meta:generator>LibreOffice/3.4$Unix LibreOffice_project/340m1$Build-203</meta:generator>
  </office:meta>
</office:document-meta>
</file>